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UIRRE CONDORI, BERTH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6157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66022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GUIRRE CONDORI BERTH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6157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08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9/2021</text:p>
          </table:table-cell>
          <table:table-cell table:style-name="Tabla2.A2" office:value-type="string">
            <text:p text:style-name="P9">3054860</text:p>
          </table:table-cell>
          <table:table-cell table:style-name="Tabla2.A2" office:value-type="string">
            <text:p text:style-name="P9">2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EL CISNE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00:27:1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